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130b6"/>
    </style:style>
    <style:style style:name="P2" style:family="paragraph" style:parent-style-name="Standard">
      <style:paragraph-properties fo:text-align="start" style:justify-single-word="false"/>
      <style:text-properties style:font-name="Chandas" officeooo:rsid="000130b6" officeooo:paragraph-rsid="000130b6"/>
    </style:style>
    <style:style style:name="P3" style:family="paragraph" style:parent-style-name="Standard">
      <style:paragraph-properties fo:text-align="start" style:justify-single-word="false"/>
      <style:text-properties style:font-name="Chandas" fo:font-size="14pt" officeooo:rsid="000130b6" officeooo:paragraph-rsid="000130b6" style:font-size-asian="14pt" style:font-size-complex="14pt"/>
    </style:style>
    <style:style style:name="T1" style:family="text">
      <style:text-properties style:font-name="Chandas" officeooo:rsid="000130b6"/>
    </style:style>
    <style:style style:name="T2" style:family="text">
      <style:text-properties style:font-name="Chandas" fo:font-weight="bold" officeooo:rsid="000130b6" style:font-weight-asian="bold" style:font-weight-complex="bold"/>
    </style:style>
    <style:style style:name="T3" style:family="text">
      <style:text-properties style:font-name="Chandas" fo:font-size="14pt" officeooo:rsid="000130b6" style:font-size-asian="14pt" style:font-size-complex="14pt"/>
    </style:style>
    <style:style style:name="T4" style:family="text">
      <style:text-properties style:font-name="Chandas" fo:font-size="14pt" fo:font-weight="bold" officeooo:rsid="000130b6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chnische Sprechstunde</text:p>
      <text:p text:style-name="P3"/>
      <text:h text:style-name="Heading_20_1" text:outline-level="1">Liebe Masterstudierende! </text:h>
      <text:p text:style-name="P3"/>
      <text:p text:style-name="P3">In diesem Semester bieten wir euch eine technische Sprechstunde, um eure technischen (aber natürlich auch inhaltlichen) Fragen und Probleme zu lösen.</text:p>
      <text:p text:style-name="P3"/>
      <text:p text:style-name="P3">Wir stehen euch <text:span text:style-name="T5">Donnerstags von 9:00 Uhr (c.t.) bis 11:00 Uhr im Data Science Lab</text:span> (LU117) zur Verfügung.</text:p>
      <text:p text:style-name="P3"/>
      <text:p text:style-name="P1"><text:span text:style-name="T3">Ihr könnt uns auch jederzeit unter </text:span><text:span text:style-name="T4">zusatztutorium@cis.lmu.de</text:span><text:span text:style-name="T3"> erreichen.</text:span></text:p>
      <text:p text:style-name="P3"/>
      <text:p text:style-name="P2"><text:span text:style-name="T6">Eure Tutoren</text:span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0:00:39.606508735</meta:creation-date>
    <dc:date>2019-10-24T10:09:31.951441981</dc:date>
    <meta:editing-duration>PT8M53S</meta:editing-duration>
    <meta:editing-cycles>1</meta:editing-cycles>
    <meta:document-statistic meta:table-count="0" meta:image-count="0" meta:object-count="0" meta:page-count="1" meta:paragraph-count="6" meta:word-count="54" meta:character-count="385" meta:non-whitespace-character-count="337"/>
    <meta:generator>LibreOffice/6.0.7.3$Linux_X86_64 LibreOffice_project/00m0$Build-3</meta:generator>
  </office:meta>
</office:document-meta>
</file>